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ff00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T1" style:family="text">
      <style:text-properties style:text-position="sub 58%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.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7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asked, “What science can we do with IRAS 09104+4109 (MACS J0913.7+4056)?”</text:p>
      <text:p text:style-name="P2"/>
      <text:p text:style-name="Standard">IRAS 09104+4109 is an extremely unique/peculiar object which is an ideal candidate for a &gt;50ks observation with the high spatial resolution of Chandra (which is necessary to separate the nuclear point source from extended emission); we can examine the entropy structure (via temperature and density measurements) out to r<text:span text:style-name="T1">500</text:span>, explore the possibility of a resolvable X-Ray cavity (another rare finding at z &gt; 0.4), and study how IRAS 09104+4109 fits into the AGN feedback framework for quenching cooling in clusters.</text:p>
      <text:p text:style-name="Standard"/>
      <text:p text:style-name="Standard">Scientific motivation:</text:p>
      <text:list text:style-name="L1">
        <text:list-item>
          <text:p text:style-name="P3">Why this object?</text:p>
          <text:list>
            <text:list-item>
              <text:p text:style-name="P4">Unlike most all other ULIRGs which are interacting spirals or relics of a recent merger, IRAS 09104 is unique/peculiar as it is both a hyperluminous infrared galaxy, L<text:span text:style-name="T1">IR</text:span> ~10<text:span text:style-name="T2">13 </text:span>L<text:span text:style-name="T1">solar</text:span>, and is the cD galaxy in the Abell richness class 2 cluster MACS J0913.7+4056.</text:p>
            </text:list-item>
            <text:list-item>
              <text:p text:style-name="P4">Unlike most all cDs found in rich clusters, 99% of IRAS 09104's bolometric luminosity comes longward of 1 micron and peaks between 5-60 microns (93ApJ..415..82).</text:p>
            </text:list-item>
            <text:list-item>
              <text:p text:style-name="P4">Unlike cold ULIRGs, this type of hot ULIRG derives its infrared luminosity from a dust obscured AGN and not starbursts.</text:p>
            </text:list-item>
            <text:list-item>
              <text:p text:style-name="P4">This type of high redshift dust laden AGN is likely responsible for the population of supermassive black holes we find in most local ellipticals (can you suggest a reference?) and we are seeing it during a feeding phase (the X-Ray cavity as evidence).</text:p>
            </text:list-item>
            <text:list-item>
              <text:p text:style-name="P4">Hosts the most powerful radio source, P<text:span text:style-name="T1">1.4GHz</text:span> = 3.2x10^24 W Hz<text:span text:style-name="T2">-1</text:span> (1.55x10^26 ergs/s) which is on the borderline between FR I/FR II, of any IRAS object (93ApJ..415..82); yet based on the steep spectrum at high radio frequencies and the infrared luminosity, this object would be classified as radio-quiet (93ApJ..415..82).</text:p>
            </text:list-item>
            <text:list-item>
              <text:p text:style-name="P4">cD has resolved companions which are being canabalized, likely supplying fuel for the central AGN (1999Ap&amp;SS.266..113A).</text:p>
            </text:list-item>
            <text:list-item>
              <text:p text:style-name="P4">Conspicuous alignment of radio jet and X-Ray decrement in the northwest region of cluster core, ~15kpc from nuclear point source, which is indicative of X-Ray cavity.</text:p>
            </text:list-item>
            <text:list-item>
              <text:p text:style-name="P4">Peculiar fractional temperature derived during CACTeS work (Chandra Archival Cluster Temperatures Sample). Mention how it was found.</text:p>
            </text:list-item>
          </text:list>
        </text:list-item>
        <text:list-item>
          <text:p text:style-name="P3">Entropy</text:p>
          <text:list>
            <text:list-item>
              <text:p text:style-name="P3">What is it?</text:p>
            </text:list-item>
            <text:list-item>
              <text:p text:style-name="P3">How do we measure it?</text:p>
            </text:list-item>
            <text:list-item>
              <text:p text:style-name="P3">How is it modifed by heating/cooling?</text:p>
            </text:list-item>
            <text:list-item>
              <text:p text:style-name="P3">What does it tell us about AGN feedback?</text:p>
            </text:list-item>
          </text:list>
        </text:list-item>
        <text:list-item>
          <text:p text:style-name="P3">So what is IRAS 09104?</text:p>
          <text:list>
            <text:list-item>
              <text:p text:style-name="P3">Seyfert type 2 obscured AGN at a redshift of 0.442, buried in a large, thick dust torus reciding between the broad-line and narrow-line regions.</text:p>
            </text:list-item>
            <text:list-item>
              <text:p text:style-name="P3">Global (r<text:span text:style-name="T1">2500</text:span>) temperature of 7-10keV</text:p>
            </text:list-item>
          </text:list>
        </text:list-item>
      </text:list>
      <text:list text:style-name="L2">
        <text:list-item>
          <text:p text:style-name="P5">L<text:span text:style-name="T1">X</text:span> (0.5-10keV) = 2.25x10<text:span text:style-name="T2">45</text:span> ergs/s (94ApJ..436..L51)</text:p>
        </text:list-item>
        <text:list-item>
          <text:p text:style-name="P5">L<text:span text:style-name="T1">halpha </text:span>= 2.1x10<text:span text:style-name="T2">43</text:span> ergs/s (96MNRAS..283..1003)</text:p>
        </text:list-item>
        <text:list-item>
          <text:p text:style-name="P5">High ionization nuclear spectrum, presence of HeII-NeV-FeVII, extreme IR luminosity, and presence of polarized optical continuum are consistent with QSO of ionizing luminosity of 10<text:span text:style-name="T2">47</text:span> ergs/s; AGN plus starburst is not necessary (96MNRAS..283..1003)</text:p>
        </text:list-item>
        <text:list-item>
          <text:p text:style-name="P5">Hines and Wills (93ApJ..415..82) suggest the radio source is evolving from FR II to FR I</text:p>
        </text:list-item>
        <text:list-item>
          <text:p text:style-name="P5">Bulk of ROSAT X-Ray emission is from extended emission and not scattered nuclear emission (95MNRAS..274..L63)</text:p>
        </text:list-item>
        <text:list-item>
          <text:p text:style-name="P5">CO emission indicates richness in molecular gas (98ApJ..506..205)</text:p>
        </text:list-item>
        <text:list-item>
          <text:p text:style-name="P5">Shocking is not playing major role in ionization of cD environment (00ApJ..120..562)</text:p>
        </text:list-item>
        <text:list-item>
          <text:p text:style-name="P5">Presence of dust over large scales excludes the idea that cD filaments and substructures is gas condensing out of <text:s/>the ICM (00ApJ..120..562 &amp; 93ApJ..414..L17)</text:p>
        </text:list-item>
        <text:list-item>
          <text:p text:style-name="P5">Hard X-Ray excess is consistent with thick absorbing torus around an AGN (2000A&amp;A...353..910F)</text:p>
        </text:list-item>
        <text:list-item>
          <text:p text:style-name="P5">unlike most CF clusters and ULIRGs, IRAS 09104 has very little (&lt;3% to Lbol) cold (&lt;40K) dusty gas (01MNRAS..326..1467)</text:p>
        </text:list-item>
      </text:list>
      <text:list text:style-name="L1">
        <text:list-item text:start-value="1">
          <text:p text:style-name="P3">What can we learn from this object?</text:p>
          <text:list>
            <text:list-item>
              <text:p text:style-name="P3">Is the entropy structure of such a peculiar object consistent with other radio-quiet, rich clusters?</text:p>
            </text:list-item>
            <text:list-item>
              <text:p text:style-name="P3">How does this object fit into the AGN feedback framework?</text:p>
            </text:list-item>
            <text:list-item>
              <text:p text:style-name="P3">Is the temperature structure at large radii isothermal or does it turnover?</text:p>
            </text:list-item>
            <text:list-item>
              <text:p text:style-name="P3">What are the properties (age, geometry, energetics, power, shocks?, outburst history) of the X-Ray cavity? Age is calculated by projected distance from radio center; we can't use the bouyant rise time or refilling time because we do not have g from g=2sigma^2/R</text:p>
            </text:list-item>
            <text:list-item>
              <text:p text:style-name="P3">Does the cavity tell us anything about the duty cycle in this object (ULIRG short life span combined with age of bubble)? CAUTION: We know nothing of the age of I91 since there is no nearby population to calibrate with. No stars means no efficiency guesses for gas consumption. </text:p>
            </text:list-item>
          </text:list>
        </text:list-item>
        <text:list-item>
          <text:p text:style-name="P3">Why is Chandra the right instrument for making this observation?</text:p>
          <text:list>
            <text:list-item>
              <text:p text:style-name="P3">Spatial resolution!</text:p>
            </text:list-item>
            <text:list-item>
              <text:p text:style-name="P3">Reliable PSF</text:p>
            </text:list-item>
          </text:list>
        </text:list-item>
        <text:list-item>
          <text:p text:style-name="P3">What other scientific avenues will this observation open?</text:p>
          <text:list>
            <text:list-item>
              <text:p text:style-name="P3">There are other objects similar to this one... but at very high redshifts:</text:p>
              <text:list>
                <text:list-item>
                  <text:p text:style-name="P3">IRAS 15307+3252, z=0.93 (observed once with XMM)</text:p>
                </text:list-item>
                <text:list-item>
                  <text:p text:style-name="P3">IRAS 16347+703, z=1.334</text:p>
                </text:list-item>
                <text:list-item>
                  <text:p text:style-name="P3">IRAS 10214+4724, z=2.29</text:p>
                </text:list-item>
              </text:list>
            </text:list-item>
            <text:list-item>
              <text:p text:style-name="P3">We could use IRAS 09104 as a template for these other objects when later missions come online (NExT? Con-X?).</text:p>
            </text:list-item>
            <text:list-item>
              <text:p text:style-name="P3">Has been observed in many other bandpasses, opens door for full-scale multiwavelength analysis current archive observation does not:</text:p>
              <text:list>
                <text:list-item>
                  <text:p text:style-name="P3">XMM</text:p>
                </text:list-item>
                <text:list-item>
                  <text:p text:style-name="P3">GALEX</text:p>
                </text:list-item>
                <text:list-item>
                  <text:p text:style-name="P3">HST WFPC2</text:p>
                </text:list-item>
                <text:list-item>
                  <text:p text:style-name="P3">Spitzer IRS-stare, Map, MIRS-phot</text:p>
                </text:list-item>
                <text:list-item>
                  <text:p text:style-name="P3">VLA high resolution</text:p>
                </text:list-item>
                <text:list-item>
                  <text:p text:style-name="P3">NVSS hish resolution</text:p>
                </text:list-item>
              </text:list>
            </text:list-item>
          </text:list>
        </text:list-item>
        <text:list-item>
          <text:p text:style-name="P3">Why should it be observed again?</text:p>
          <text:list>
            <text:list-item>
              <text:p text:style-name="P3">Present observation suffers from long-duration soft flare, not mentioned in Iwasawa paper however...</text:p>
            </text:list-item>
            <text:list-item>
              <text:p text:style-name="P3">~8500 cts within r<text:span text:style-name="T1">2500</text:span> for useable 9ks</text:p>
            </text:list-item>
            <text:list-item>
              <text:p text:style-name="P3">Divides into two temperature bins with poor statistics because of soft bgd</text:p>
            </text:list-item>
          </text:list>
        </text:list-item>
      </text:list>
      <text:p text:style-name="Standard"/>
      <text:p text:style-name="Standard">Plan out observation:</text:p>
      <text:list text:style-name="L3">
        <text:list-item>
          <text:p text:style-name="P6">Which instrument?</text:p>
          <text:list>
            <text:list-item>
              <text:p text:style-name="P6">ACIS-S3; r<text:span text:style-name="T1">500</text:span> fits within FOV and we want BI sensitivity in soft band. Megan suggests ACIS-I because of soft-band sensitivity degradation on S3.</text:p>
            </text:list-item>
          </text:list>
        </text:list-item>
        <text:list-item>
          <text:p text:style-name="P6">What aimpoint?</text:p>
          <text:list>
            <text:list-item>
              <text:p text:style-name="P6">Not the nominal one, I need to specify an offset to get the center of the chip.</text:p>
            </text:list-item>
          </text:list>
        </text:list-item>
        <text:list-item>
          <text:p text:style-name="P6">How long?</text:p>
          <text:list>
            <text:list-item>
              <text:p text:style-name="P6">I've faked some spectra to make this argument. I'll have count rate estimates and statistic estimates tomorrow. My guess is 50-70ks.</text:p>
            </text:list-item>
          </text:list>
        </text:list-item>
        <text:list-item>
          <text:p text:style-name="P6">Other CXC details</text:p>
          <text:list>
            <text:list-item>
              <text:p text:style-name="P6">not sure yet, I'm sure there are plenty I haven't come across yet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Ken Cavagnolo</meta:initial-creator>
    <meta:creation-date>2007-03-08T22:32:01</meta:creation-date>
    <dc:creator>Ken Cavagnolo</dc:creator>
    <dc:date>2007-03-12T17:22:13</dc:date>
    <dc:language>en-US</dc:language>
    <meta:editing-cycles>16</meta:editing-cycles>
    <meta:editing-duration>PT11H4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5" meta:word-count="981" meta:character-count="5741"/>
  </office:meta>
</office:document-meta>
</file>